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8B0000117700003454DE4385A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msetzung</text:p>
      <text:p text:style-name="Text_20_body">Ich konzentriere mich zunächst bei der Planung auf den Business-Teil. Die Optionen sind dafür nicht relevant. Auch der zufällig ermittelte Startspieler kann durch die GUI ermittelt werden.</text:p>
      <text:h text:style-name="Heading_20_1" text:outline-level="1">Spielablauf</text:h>
      <text:p text:style-name="Text_20_body"><draw:frame draw:style-name="fr1" draw:name="Grafik3" text:anchor-type="paragraph" svg:x="0.386cm" svg:y="-0.129cm" svg:width="5.168cm" svg:height="13.397cm" draw:z-index="0"><draw:image xlink:href="Pictures/2000008B0000117700003454DE4385AC.svm" xlink:type="simple" xlink:show="embed" xlink:actuate="onLoad"/></draw:frame>Die Spieler machen nach Spielstart abwechselnd ihren Spielzug. Der Spielstatus zeigt an, welcher Spieler an der Reihe ist. Sobald ein Spieler durch seinen Zug gewonnen hat, ist das Spiel beendet. Der Gewinner wird dann angezeigt.</text:p>
      <text:p text:style-name="Text_20_body">Das Spiel ist auch beendet, wenn alle Felder gefüllt sin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Klassendesign</text:h>
      <text:p text:style-name="Text_20_body">Die Erweiterungsmöglichkeit für ein dreidimensionales Spiel wird nicht weiter verfolgt, da mir keine Darstellungsmöglichkeit einfällt, die zeitnah zu realisieren wä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Kreth</meta:initial-creator>
    <meta:creation-date>2015-12-16T22:56:49.51</meta:creation-date>
    <dc:date>2015-12-16T23:21:57.44</dc:date>
    <dc:creator>Markus Kreth</dc:creator>
    <meta:editing-duration>PT25M8S</meta:editing-duration>
    <meta:editing-cycles>2</meta:editing-cycles>
    <meta:generator>OpenOffice/4.1.2$Win32 OpenOffice.org_project/412m3$Build-9782</meta:generator>
    <meta:document-statistic meta:table-count="0" meta:image-count="1" meta:object-count="0" meta:page-count="1" meta:paragraph-count="7" meta:word-count="95" meta:character-count="675"/>
  </office:meta>
</office:document-meta>
</file>